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2]/[.B2] *100" table:style-name="ce1">
            <text:p>0,0627167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3]/[.B3] *100" table:style-name="ce1">
            <text:p>6,89301478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mbda</text:p>
          </table:table-cell>
          <table:table-cell office:value-type="float" office:value="585.29999999999995" table:formula="of:=585.3" table:style-name="ce1">
            <text:p>585,3</text:p>
          </table:table-cell>
          <table:table-cell table:number-columns-repeated="6"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derivata1</text:p>
          </table:table-cell>
          <table:table-cell office:value-type="string" table:style-name="ce1">
            <text:p>derivata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n/dl (nm)</text:p>
          </table:table-cell>
          <table:table-cell office:value-type="float" office:value="-4.1941893159945868E-5" table:formula="of:=-2*[.B3]/(5853)^3*10" table:style-name="ce1">
            <text:p>-4,19419E-05</text:p>
          </table:table-cell>
          <table:table-cell office:value-type="float" office:value="2.8910608957112189E-7" table:formula="of:=2/5853^3 * [.C3]" table:style-name="ce1">
            <text:p>2,89106E-07</text:p>
          </table:table-cell>
          <table:table-cell office:value-type="float" office:value="0.68930147828237676" table:formula="of:=ABS([.C6]/[.B6])*100" table:style-name="ce1">
            <text:p>0,689301478</text:p>
          </table:table-cell>
          <table:table-cell table:style-name="ce1"/>
          <table:table-cell office:value-type="string" table:style-name="ce1">
            <text:p>DeltaLambdaru (m)</text:p>
          </table:table-cell>
          <table:table-cell table:style-name="ce1"/>
          <table:table-cell office:value-type="float" office:value="4.3527206738354352E-11" table:formula="of:=([.B5]*10^-9)^2/(2*3.47*10^-3)*SQRT([.B7]^2-1)/([.B7]^2-1-[.B7]*[.B5]*10^-9*[.B6])" table:style-name="ce1">
            <text:p>4,35272E-1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(l)</text:p>
          </table:table-cell>
          <table:table-cell office:value-type="float" office:value="1.5119842950332583" table:formula="of:=[.B2]+[.B3]/(5853^2)" table:style-name="ce1">
            <text:p>1,511984295</text:p>
          </table:table-cell>
          <table:table-cell office:value-type="float" office:value="1.2651097769244327E-3" table:formula="of:= SQRT([.C2]^2+([.C3]/5853^2)^2)" table:style-name="ce1">
            <text:p>0,00126511</text:p>
          </table:table-cell>
          <table:table-cell office:value-type="float" office:value="8.3672150635440617E-2" table:formula="of:=ABS([.C7]/[.B7])*100" table:style-name="ce1">
            <text:p>0,083672151</text:p>
          </table:table-cell>
          <table:table-cell table:style-name="ce1"/>
          <table:table-cell office:value-type="string" table:style-name="ce2">
            <text:p>DeltaLambdaru (nm)</text:p>
          </table:table-cell>
          <table:table-cell table:style-name="ce2"/>
          <table:table-cell office:value-type="float" office:value="4.3527206738354356E-2" table:formula="of:=[.H6]*10^9" table:style-name="ce2">
            <text:p>0,043527207</text:p>
          </table:table-cell>
          <table:table-cell office:value-type="float" office:value="1.6008130739747237E-4" table:formula="of:=SQRT([.N7]^2*[.C7]^2+[.O7]^2*[.C6]^2)" table:style-name="ce2">
            <text:p>0,000160081</text:p>
          </table:table-cell>
          <table:table-cell office:value-type="float" office:value="0.36777298474431031" table:formula="of:=[.I7]/[.H7]*100" table:style-name="ce2">
            <text:p>0,367772985</text:p>
          </table:table-cell>
          <table:table-cell table:number-columns-repeated="3" table:style-name="ce1"/>
          <table:table-cell office:value-type="float" office:value="-0.12636051078751209" table:formula="of:=[.H7]/([.B7]^-1)*(-[.B7]^3+[.B7]-[.B5]*[.B6])" table:style-name="ce1">
            <text:p>-0,126360511</text:p>
          </table:table-cell>
          <table:table-cell office:value-type="float" office:value="29.110968174662649" table:formula="of:=[.H7]*[.B7]*[.B5]/([.B7]^2-1-[.B7]*[.B6]*[.B5])" table:style-name="ce1">
            <text:p>29,1109681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 nm/pixel</text:p>
          </table:table-cell>
          <table:table-cell table:style-name="ce1"/>
          <table:table-cell office:value-type="string" table:style-name="ce1">
            <text:p>deltax (n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office:value-type="string" table:style-name="ce1">
            <text:p>i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24.05799999999999" table:style-name="ce1">
            <text:p>324,058</text:p>
          </table:table-cell>
          <table:table-cell office:value-type="float" office:value="0.57536900000000002" table:style-name="ce1">
            <text:p>0,575369</text:p>
          </table:table-cell>
          <table:table-cell table:style-name="ce1"/>
          <table:table-cell office:value-type="float" office:value="1.3431918588139888E-4" table:formula="of:=[.$H$7]/[.B10]" table:style-name="ce1">
            <text:p>0,000134319</text:p>
          </table:table-cell>
          <table:table-cell table:style-name="ce1"/>
          <table:table-cell office:value-type="float" office:value="4.3527206738354356E-2" table:formula="of:=[.B10]*[.E10]" table:style-name="ce1">
            <text:p>0,043527207</text:p>
          </table:table-cell>
          <table:table-cell table:style-name="ce1"/>
          <table:table-cell office:value-type="float" office:value="1.7410882695341744E-10" table:formula="of:=[.G10]/(250*10^6)" table:style-name="ce5">
            <text:p>1,74109E-10</text:p>
          </table:table-cell>
          <table:table-cell table:style-name="ce5"/>
          <table:table-cell office:value-type="float" office:value="9.1019607960661953E-7" table:formula="of:=[.I10]*3.47*10^-3/([.$B$5]*10^-9*SQRT([.$B$7]^2-1))" table:style-name="ce5">
            <text:p>9,10196E-07</text:p>
          </table:table-cell>
          <table:table-cell office:value-type="float" office:value="2.607519694541E-5" table:formula="of:=0.5*ASIN([.K10])*180/PI()" table:style-name="ce5">
            <text:p>2,60752E-0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96.751300000000001" table:style-name="ce3">
            <text:p>96,7513</text:p>
          </table:table-cell>
          <table:table-cell office:value-type="float" office:value="0.92560200000000004" table:style-name="ce1">
            <text:p>0,925602</text:p>
          </table:table-cell>
          <table:table-cell table:number-columns-repeated="3" table:style-name="ce1"/>
          <table:table-cell office:value-type="float" office:value="1.2995555848966988E-2" table:formula="of:=[.B11]*[.E10]" table:style-name="ce1">
            <text:p>0,012995556</text:p>
          </table:table-cell>
          <table:table-cell table:number-columns-repeated="16377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DeltaLambdaTh</text:p>
          </table:table-cell>
          <table:table-cell table:style-name="ce1"/>
          <table:table-cell office:value-type="string" table:style-name="ce1">
            <text:p>Riso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3" table:style-name="ce1"/>
          <table:table-cell office:value-type="float" office:value="21.243235391069966" table:formula="of:=(130)/(2*3.47)*SQRT([.B7]^2-1)" table:style-name="ce1">
            <text:p>21,24323539</text:p>
          </table:table-cell>
          <table:table-cell table:style-name="ce1"/>
          <table:table-cell office:value-type="float" office:value="2.0489914053605941E-3" table:formula="of:=[.H7]/[.Q13]" table:style-name="ce1">
            <text:p>0,002048991</text:p>
          </table:table-cell>
          <table:table-cell table:style-name="ce1"/>
          <table:table-cell office:value-type="float" office:value="285652.73552086728" table:formula="of:=[.B5]/[.S13]" table:style-name="ce1">
            <text:p>285652,73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19.839" table:style-name="ce1">
            <text:p>219,839</text:p>
          </table:table-cell>
          <table:table-cell office:value-type="float" office:value="0.354153" table:style-name="ce1">
            <text:p>0,354153</text:p>
          </table:table-cell>
          <table:table-cell table:style-name="ce1"/>
          <table:table-cell office:value-type="float" office:value="1.9799583667299412E-4" table:formula="of:=[.$H$7]/[.B14]" table:style-name="ce1">
            <text:p>0,000197996</text:p>
          </table:table-cell>
          <table:table-cell table:style-name="ce1"/>
          <table:table-cell office:value-type="float" office:value="4.3527206738354356E-2" table:formula="of:=[.E14]*[.B14]" table:style-name="ce1">
            <text:p>0,043527207</text:p>
          </table:table-cell>
          <table:table-cell table:style-name="ce1"/>
          <table:table-cell office:value-type="float" office:value="1.7410882695341744E-10" table:formula="of:=[.G14]/(250*10^6)" table:style-name="ce5">
            <text:p>1,74109E-10</text:p>
          </table:table-cell>
          <table:table-cell table:style-name="ce5"/>
          <table:table-cell office:value-type="float" office:value="9.1019607960661953E-7" table:formula="of:=[.I14]*3.47*10^-3/([.$B$5]*10^-9)/SQRT([.$B$7]^2-1)" table:style-name="ce5">
            <text:p>9,10196E-07</text:p>
          </table:table-cell>
          <table:table-cell office:value-type="float" office:value="2.607519694541E-5" table:formula="of:=0.5*ASIN([.K14])*180/PI()" table:style-name="ce5">
            <text:p>2,60752E-05</text:p>
          </table:table-cell>
          <table:table-cell table:number-columns-repeated="4" table:style-name="ce1"/>
          <table:table-cell office:value-type="string" table:style-name="ce1">
            <text:p>P th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5.880300000000005" table:style-name="ce3">
            <text:p>65,8803</text:p>
          </table:table-cell>
          <table:table-cell office:value-type="float" office:value="0.51983999999999997" table:style-name="ce1">
            <text:p>0,51984</text:p>
          </table:table-cell>
          <table:table-cell table:number-columns-repeated="3" table:style-name="ce1"/>
          <table:table-cell office:value-type="float" office:value="1.3044025118767856E-2" table:formula="of:=[.B15]*[.E14]" table:style-name="ce1">
            <text:p>0,013044025</text:p>
          </table:table-cell>
          <table:table-cell table:number-columns-repeated="9" table:style-name="ce1"/>
          <table:table-cell office:value-type="float" office:value="18.731988472622476" table:formula="of:=130/(2*3.47)" table:style-name="ce1">
            <text:p>18,73198847</text:p>
          </table:table-cell>
          <table:table-cell table:style-name="ce1"/>
          <table:table-cell office:value-type="float" office:value="13446.762240025992" table:formula="of:=(2*3.47*10^-3)/(585.3*10^-9)*SQRT([.B7]^2-1)" table:style-name="ce1">
            <text:p>13446,76224</text:p>
          </table:table-cell>
          <table:table-cell table:style-name="ce1"/>
          <table:table-cell office:value-type="float" office:value="251884.59527426204" table:formula="of:=[.S15]*[.Q15]" table:style-name="ce1">
            <text:p>251884,5953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8.69499999999999" table:style-name="ce1">
            <text:p>188,695</text:p>
          </table:table-cell>
          <table:table-cell office:value-type="float" office:value="0.33104699999999998" table:style-name="ce1">
            <text:p>0,331047</text:p>
          </table:table-cell>
          <table:table-cell table:style-name="ce1"/>
          <table:table-cell office:value-type="float" office:value="2.3067493435625935E-4" table:formula="of:=[.$H$7]/[.B18]" table:style-name="ce1">
            <text:p>0,000230675</text:p>
          </table:table-cell>
          <table:table-cell table:style-name="ce1"/>
          <table:table-cell office:value-type="float" office:value="4.3527206738354356E-2" table:formula="of:=[.B18]*[.E18]" table:style-name="ce1">
            <text:p>0,043527207</text:p>
          </table:table-cell>
          <table:table-cell table:style-name="ce1"/>
          <table:table-cell office:value-type="float" office:value="1.7410882695341744E-10" table:formula="of:=[.G18]/(250*10^6)" table:style-name="ce5">
            <text:p>1,74109E-10</text:p>
          </table:table-cell>
          <table:table-cell table:style-name="ce5"/>
          <table:table-cell office:value-type="float" office:value="9.1019607960661953E-7" table:formula="of:=[.I18]*3.47*10^-3/([.$B$5]*10^-9)/SQRT([.$B$7]^2-1)" table:style-name="ce5">
            <text:p>9,10196E-07</text:p>
          </table:table-cell>
          <table:table-cell office:value-type="float" office:value="2.607519694541E-5" table:formula="of:=0.5*ASIN([.K18])*180/PI()" table:style-name="ce5">
            <text:p>2,60752E-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3.569099999999999" table:style-name="ce3">
            <text:p>53,5691</text:p>
          </table:table-cell>
          <table:table-cell office:value-type="float" office:value="0.86227600000000004" table:style-name="ce1">
            <text:p>0,862276</text:p>
          </table:table-cell>
          <table:table-cell table:number-columns-repeated="3" table:style-name="ce1"/>
          <table:table-cell office:value-type="float" office:value="1.2357048626023893E-2" table:formula="of:=[.B19]*[.E18]" table:style-name="ce1">
            <text:p>0,012357049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ampo massim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3.1452801520734011E-36" table:formula="of:=2 * 9.274*10^(-24)*4950*10^(-4)*([.$B$5]*10^-9)^2" table:style-name="ce1">
            <text:p>3,14528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120.032" table:style-name="ce4">
            <text:p>120,032</text:p>
          </table:table-cell>
          <table:table-cell table:style-name="ce1"/>
          <table:table-cell office:value-type="float" office:value="1.612260051971607E-2" table:formula="of:=[.E10]*[.D26]" table:style-name="ce1">
            <text:p>0,016122601</text:p>
          </table:table-cell>
          <table:table-cell table:number-columns-repeated="2" table:style-name="ce1"/>
          <table:table-cell office:value-type="float" office:value="1.0183447525932081" table:formula="of:= [.$E$23]*[.F26]*10^-9/[.$H$23]" table:style-name="ce1">
            <text:p>1,01834475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82.197999999999993" table:style-name="ce4">
            <text:p>82,198</text:p>
          </table:table-cell>
          <table:table-cell table:style-name="ce1"/>
          <table:table-cell office:value-type="float" office:value="1.6274861782846768E-2" table:formula="of:=[.D27]*[.E14]" table:style-name="ce1">
            <text:p>0,016274862</text:p>
          </table:table-cell>
          <table:table-cell table:number-columns-repeated="2" table:style-name="ce1"/>
          <table:table-cell office:value-type="float" office:value="1.0279619640438515" table:formula="of:= [.$E$23]*[.F27]*10^-9/[.$H$23]" table:style-name="ce1">
            <text:p>1,02796196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71.956299999999999" table:style-name="ce1">
            <text:p>71,9563</text:p>
          </table:table-cell>
          <table:table-cell table:style-name="ce1"/>
          <table:table-cell office:value-type="float" office:value="1.6598514779019306E-2" table:formula="of:=[.D28]*[.E18]" table:style-name="ce1">
            <text:p>0,016598515</text:p>
          </table:table-cell>
          <table:table-cell table:number-columns-repeated="2" table:style-name="ce1"/>
          <table:table-cell office:value-type="float" office:value="1.0484047164342194" table:formula="of:= [.$E$23]*[.F28]*10^-9/[.$H$23]" table:style-name="ce1">
            <text:p>1,04840471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4.5906300000000008E-24" table:formula="of:=9.274*10^(-24)*4950*10^(-4)" table:style-name="ce1">
            <text:p>4,59063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1.5832163399143534E-2" table:formula="of:=2 * ([.B5]*10^-9)^2/([.E23]) * [.B30] * 10^9" table:style-name="ce1">
            <text:p>0,0158321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.8655617977528094E-5" table:formula="of:= [.B30]/(1.602*10^(-19))" table:style-name="ce1">
            <text:p>2,86556E-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dimezzat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1.6584204438205202E-36" table:formula="of:=2 * 9.274*10^(-24)*2610*10^(-4)*([.$B$5]*10^-9)^2" table:style-name="ce1">
            <text:p>1,65842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65.603033333333329" table:formula="of:=AVERAGE(72.8634; 61.7623; 62.1834)" table:style-name="ce4">
            <text:p>65,603</text:p>
          </table:table-cell>
          <table:table-cell table:style-name="ce1"/>
          <table:table-cell office:value-type="float" office:value="8.8117460286836063E-3" table:formula="of:=[.E10]*[.D37]" table:style-name="ce1">
            <text:p>0,008811746</text:p>
          </table:table-cell>
          <table:table-cell table:number-columns-repeated="2" table:style-name="ce1"/>
          <table:table-cell office:value-type="float" office:value="1.0555684464619359" table:formula="of:= [.$E$23]*[.F37]*10^-9/[.$H$34]" table:style-name="ce1">
            <text:p>1,0555684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42.222700000000003" table:style-name="ce4">
            <text:p>42,223</text:p>
          </table:table-cell>
          <table:table-cell office:value-type="float" office:value="1.2382599999999999" table:style-name="ce1">
            <text:p>1,23826</text:p>
          </table:table-cell>
          <table:table-cell office:value-type="float" office:value="8.3599188130928301E-3" table:formula="of:=[.D38]*[.E14]" table:style-name="ce1">
            <text:p>0,008359919</text:p>
          </table:table-cell>
          <table:table-cell table:number-columns-repeated="2" table:style-name="ce1"/>
          <table:table-cell office:value-type="float" office:value="1.0014435828449091" table:formula="of:= [.$E$23]*[.F38]*10^-9/[.$H$34]" table:style-name="ce1">
            <text:p>1,0014435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39.589199999999998" table:style-name="ce1">
            <text:p>39,5892</text:p>
          </table:table-cell>
          <table:table-cell office:value-type="float" office:value="1.05176" table:style-name="ce1">
            <text:p>1,05176</text:p>
          </table:table-cell>
          <table:table-cell office:value-type="float" office:value="9.1322361112168224E-3" table:formula="of:=[.D39]*[.E18]" table:style-name="ce1">
            <text:p>0,009132236</text:p>
          </table:table-cell>
          <table:table-cell table:number-columns-repeated="2" table:style-name="ce1"/>
          <table:table-cell office:value-type="float" office:value="1.0939602949587974" table:formula="of:= [.$E$23]*[.F39]*10^-9/[.$H$34]" table:style-name="ce1">
            <text:p>1,0939602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2.4205140000000002E-24" table:formula="of:=9.274*10^(-24)*2610*10^(-4)" table:style-name="ce1">
            <text:p>2,42051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8.3478679740938647E-3" table:formula="of:=2 * ([.$B$5]*10^-9)^2/([.E23]) * [.B41] * 10^9" table:style-name="ce1">
            <text:p>0,00834786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5109325842696631E-5" table:formula="of:= [.B41]/(1.602*10^(-19))" table:style-name="ce1">
            <text:p>1,51093E-05</text:p>
          </table:table-cell>
          <table:table-cell table:number-columns-repeated="16382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 number:grouping="true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4-28T15:01:09Z</meta:creation-date>
    <dc:date>2020-04-30T07:59:06Z</dc:date>
  </office:meta>
</office:document-meta>
</file>